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cm"/>
    </style:style>
    <style:style style:name="gr3" style:family="graphic" style:parent-style-name="standard">
      <style:graphic-properties draw:fill="gradient" draw:fill-color="#99ccff" draw:fill-gradient-name="Gradient_20_8" draw:opacity="50%" draw:textarea-horizontal-align="justify" draw:textarea-vertical-align="middle" draw:auto-grow-height="false" draw:shadow-offset-x="0.305cm" draw:shadow-offset-y="0.305cm" draw:shadow-opacity="50%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draw:marker-start-width="0.124cm" draw:marker-end-width="0.124cm" draw:fill="gradient" draw:fill-gradient-name="Gradient_20_9" draw:opacity="50%" draw:textarea-horizontal-align="left" draw:textarea-vertical-align="top" draw:auto-grow-height="false" fo:min-height="0cm" fo:min-width="0cm" fo:padding-top="0.125cm" fo:padding-bottom="0.125cm" fo:padding-left="0.25cm" fo:padding-right="0.25cm" draw:shadow-opacity="50%"/>
    </style:style>
    <style:style style:name="gr8" style:family="graphic" style:parent-style-name="standard">
      <style:graphic-properties draw:stroke="solid" svg:stroke-width="0cm" draw:marker-start-width="0.2cm" draw:marker-end-width="0.2cm" draw:fill="gradient" draw:fill-color="#94bd5e" draw:fill-gradient-name="Gradient_20_10" draw:opacity="50%" draw:textarea-horizontal-align="justify" draw:textarea-vertical-align="middle" draw:auto-grow-height="false" fo:padding-top="0.125cm" fo:padding-bottom="0.125cm" fo:padding-left="0.25cm" fo:padding-right="0.25cm" draw:shadow-offset-x="0.305cm" draw:shadow-offset-y="0.305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29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text-underline-style="solid" style:text-underline-width="auto" style:text-underline-color="font-color"/>
    </style:style>
    <style:style style:name="T4" style:family="text">
      <style:text-properties fo:font-size="12pt" style:text-underline-style="none"/>
    </style:style>
    <style:style style:name="T5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0.777cm" svg:height="0.806cm" svg:x="8.955cm" svg:y="13.529cm">
          <draw:text-box>
            <text:p text:style-name="P1"><text:span text:style-name="T1">1</text:span></text:p>
          </draw:text-box>
        </draw:frame>
        <draw:frame draw:style-name="gr2" draw:text-style-name="P3" draw:layer="layout" svg:width="1.192cm" svg:height="0.806cm" svg:x="9.333cm" svg:y="7.985cm">
          <draw:text-box>
            <text:p text:style-name="P1"><text:span text:style-name="T1">0:n</text:span></text:p>
          </draw:text-box>
        </draw:frame>
        <draw:custom-shape draw:style-name="gr3" draw:text-style-name="P1" draw:id="id3" draw:layer="layout" svg:width="4.445cm" svg:height="1.865cm" svg:x="6.715cm" svg:y="14.37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4.445cm" svg:height="1.865cm" svg:x="20.685cm" svg:y="10.525cm">
          <text:p text:style-name="P1">Trans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2" draw:layer="layout" svg:width="4.445cm" svg:height="1.905cm" svg:x="6.715cm" svg:y="10.525cm">
          <text:p text:style-name="P1"><text:span text:style-name="T1">submiss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" draw:layer="layout" svg:width="4.445cm" svg:height="1.865cm" svg:x="6.715cm" svg:y="5.445cm">
          <text:p text:style-name="P1">Job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937cm" svg:y1="7.31cm" svg:x2="8.937cm" svg:y2="10.525cm" draw:start-shape="id1" draw:start-glue-point="2" draw:end-shape="id2" draw:end-glue-point="4">
          <text:p text:style-name="P9"/>
        </draw:connector>
        <draw:connector draw:style-name="gr5" draw:text-style-name="P4" draw:layer="layout" draw:type="line" svg:x1="8.937cm" svg:y1="12.43cm" svg:x2="8.937cm" svg:y2="14.375cm" draw:start-shape="id2" draw:start-glue-point="6" draw:end-shape="id3">
          <text:p text:style-name="P9"/>
        </draw:connector>
        <draw:connector draw:style-name="gr6" draw:text-style-name="P4" draw:layer="layout" svg:x1="25.13cm" svg:y1="11.457cm" svg:x2="25.095cm" svg:y2="14.97cm" draw:start-shape="id4" draw:start-glue-point="1" draw:end-shape="id5" draw:end-glue-point="1">
          <text:p text:style-name="P9"/>
        </draw:connector>
        <draw:custom-shape draw:style-name="gr7" draw:text-style-name="P7" draw:id="id6" draw:layer="layout" svg:width="5.08cm" svg:height="5.715cm" svg:x="1cm" svg:y="3.54cm">
          <text:p text:style-name="P5"><text:span text:style-name="T2">- </text:span><text:span text:style-name="T3">job id</text:span></text:p>
          <text:p text:style-name="P6"><text:span text:style-name="T2">- expiration date</text:span></text:p>
          <text:p text:style-name="P6"><text:span text:style-name="T2">- is stdout requested</text:span></text:p>
          <text:p text:style-name="P6"><text:span text:style-name="T2">- is stderr requested</text:span></text:p>
          <text:p text:style-name="P6"><text:span text:style-name="T2">- stdout file local path</text:span></text:p>
          <text:p text:style-name="P6"><text:span text:style-name="T2">- stderr file local path</text:span></text:p>
          <text:p text:style-name="P6"><text:span text:style-name="T2">- stdin file local path</text:span></text:p>
          <text:p text:style-name="P6"><text:span text:style-name="T2"/></text:p>
          <text:p text:style-name="P6"><text:span text:style-name="T2">- name/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6.08cm" svg:y1="6.397cm" svg:x2="6.715cm" svg:y2="6.377cm" draw:start-shape="id6" draw:end-shape="id1" draw:end-glue-point="3">
          <text:p text:style-name="P9"/>
        </draw:connector>
        <draw:custom-shape draw:style-name="gr7" draw:text-style-name="P7" draw:id="id7" draw:layer="layout" svg:width="5.08cm" svg:height="1.905cm" svg:x="1cm" svg:y="14.335cm">
          <text:p text:style-name="P5"><text:span text:style-name="T2">- </text:span><text:span text:style-name="T3">login on the </text:span></text:p>
          <text:p text:style-name="P6"><text:span text:style-name="T3">submission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6.08cm" svg:y1="15.287cm" svg:x2="6.715cm" svg:y2="15.307cm" draw:start-shape="id7" draw:start-glue-point="1" draw:end-shape="id3" draw:end-glue-point="3">
          <text:p text:style-name="P9"/>
        </draw:connector>
        <draw:custom-shape draw:style-name="gr4" draw:text-style-name="P3" draw:id="id8" draw:layer="layout" svg:width="4.445cm" svg:height="1.905cm" svg:x="12.43cm" svg:y="14.335cm">
          <text:p text:style-name="P1"><text:span text:style-name="T1">own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1.16cm" svg:y1="15.307cm" svg:x2="12.43cm" svg:y2="15.287cm" draw:start-shape="id3" draw:start-glue-point="1" draw:end-shape="id8" draw:end-glue-point="5">
          <text:p text:style-name="P9"/>
        </draw:connector>
        <draw:frame draw:style-name="gr1" draw:text-style-name="P2" draw:layer="layout" svg:width="0.777cm" svg:height="0.806cm" svg:x="11.195cm" svg:y="14.635cm">
          <draw:text-box>
            <text:p text:style-name="P1"><text:span text:style-name="T1">1</text:span></text:p>
          </draw:text-box>
        </draw:frame>
        <draw:frame draw:style-name="gr2" draw:text-style-name="P3" draw:layer="layout" svg:width="1.192cm" svg:height="0.806cm" svg:x="16.814cm" svg:y="14.535cm">
          <draw:text-box>
            <text:p text:style-name="P1"><text:span text:style-name="T1">0:n</text:span></text:p>
          </draw:text-box>
        </draw:frame>
        <draw:custom-shape draw:style-name="gr8" draw:text-style-name="P8" draw:id="id9" draw:layer="layout" svg:width="2.175cm" svg:height="1.27cm" svg:x="2.975cm" svg:y="10.841cm">
          <text:p text:style-name="P1"><text:span text:style-name="T2">date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6" draw:text-style-name="P4" draw:layer="layout" draw:type="line" svg:x1="5.15cm" svg:y1="11.475cm" svg:x2="6.715cm" svg:y2="11.477cm" draw:start-shape="id9" draw:start-glue-point="10" draw:end-shape="id2">
          <text:p text:style-name="P9"/>
        </draw:connector>
        <draw:custom-shape draw:style-name="gr4" draw:text-style-name="P3" draw:id="id10" draw:layer="layout" svg:width="4.445cm" svg:height="1.905cm" svg:x="12.43cm" svg:y="7.35cm">
          <text:p text:style-name="P1"><text:span text:style-name="T1">inpu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id="id11" draw:layer="layout" svg:width="4.445cm" svg:height="1.905cm" svg:x="12.43cm" svg:y="4.175cm">
          <text:p text:style-name="P1"><text:span text:style-name="T1">outpu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1.16cm" svg:y1="6.377cm" svg:x2="12.43cm" svg:y2="8.302cm" draw:start-shape="id1" draw:end-shape="id10" draw:end-glue-point="5">
          <text:p text:style-name="P9"/>
        </draw:connector>
        <draw:connector draw:style-name="gr6" draw:text-style-name="P4" draw:layer="layout" draw:line-skew="-0.317cm" svg:x1="16.875cm" svg:y1="8.302cm" svg:x2="20.685cm" svg:y2="11.457cm" draw:start-shape="id10" draw:start-glue-point="7" draw:end-shape="id4">
          <text:p text:style-name="P9"/>
        </draw:connector>
        <draw:connector draw:style-name="gr6" draw:text-style-name="P4" draw:layer="layout" svg:x1="11.16cm" svg:y1="6.377cm" svg:x2="12.43cm" svg:y2="5.127cm" draw:start-shape="id1" draw:start-glue-point="1" draw:end-shape="id11">
          <text:p text:style-name="P9"/>
        </draw:connector>
        <draw:connector draw:style-name="gr6" draw:text-style-name="P4" draw:layer="layout" draw:line-skew="-0.317cm" svg:x1="16.875cm" svg:y1="5.127cm" svg:x2="20.685cm" svg:y2="11.457cm" draw:start-shape="id11" draw:start-glue-point="7" draw:end-shape="id4">
          <text:p text:style-name="P9"/>
        </draw:connector>
        <draw:custom-shape draw:style-name="gr7" draw:text-style-name="P7" draw:id="id5" draw:layer="layout" svg:width="5.08cm" svg:height="2.54cm" svg:x="20.015cm" svg:y="13.7cm">
          <text:p text:style-name="P5"><text:span text:style-name="T2">- </text:span><text:span text:style-name="T4">remote file path</text:span></text:p>
          <text:p text:style-name="P5"><text:span text:style-name="T2">-</text:span><text:span text:style-name="T3"> local file path</text:span></text:p>
          <text:p text:style-name="P5"><text:span text:style-name="T2">- last modification date</text:span></text:p>
          <text:p text:style-name="P5"><text:span text:style-name="T2">- expiration 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92cm" svg:height="0.806cm" svg:x="11.508cm" svg:y="4.375cm">
          <draw:text-box>
            <text:p text:style-name="P1"><text:span text:style-name="T1">0:1</text:span></text:p>
          </draw:text-box>
        </draw:frame>
        <draw:frame draw:style-name="gr2" draw:text-style-name="P3" draw:layer="layout" svg:width="1.192cm" svg:height="0.806cm" svg:x="11.508cm" svg:y="8.349cm">
          <draw:text-box>
            <text:p text:style-name="P1"><text:span text:style-name="T1">0:n</text:span></text:p>
          </draw:text-box>
        </draw:frame>
        <draw:frame draw:style-name="gr9" draw:text-style-name="P3" draw:layer="layout" svg:width="1.747cm" svg:height="0.806cm" svg:x="16.71cm" svg:y="4.439cm">
          <draw:text-box>
            <text:p text:style-name="P1"><text:span text:style-name="T1">0:mm</text:span></text:p>
          </draw:text-box>
        </draw:frame>
        <draw:frame draw:style-name="gr2" draw:text-style-name="P3" draw:layer="layout" svg:width="1.467cm" svg:height="0.806cm" svg:x="16.813cm" svg:y="7.55cm">
          <draw:text-box>
            <text:p text:style-name="P1"><text:span text:style-name="T1">0:nn</text:span></text:p>
          </draw:text-box>
        </draw:frame>
        <draw:connector draw:style-name="gr6" draw:text-style-name="P4" draw:layer="layout" draw:line-skew="-0.317cm" svg:x1="16.875cm" svg:y1="15.287cm" svg:x2="20.685cm" svg:y2="11.457cm" draw:start-shape="id8" draw:start-glue-point="7" draw:end-shape="id4">
          <text:p text:style-name="P9"/>
        </draw:connector>
        <draw:frame draw:style-name="gr10" draw:text-style-name="P10" draw:layer="layout" svg:width="10.795cm" svg:height="14.471cm" svg:x="-11.065cm" svg:y="3.54cm">
          <draw:text-box>
            <text:p text:style-name="P9"><text:span text:style-name="T5">Tables</text:span></text:p>
            <text:p text:style-name="P9"><text:span text:style-name="T2"/></text:p>
            <text:p text:style-name="P9"><text:span text:style-name="T2">-User</text:span></text:p>
            <text:p text:style-name="P9"><text:span text:style-name="T2"><text:tab/></text:span><text:span text:style-name="T3">login or other userId</text:span></text:p>
            <text:p text:style-name="P9"><text:span text:style-name="T2"><text:tab/></text:span><text:span text:style-name="T2">??</text:span></text:p>
            <text:p text:style-name="P9"><text:span text:style-name="T2"/></text:p>
            <text:p text:style-name="P9"><text:span text:style-name="T2">-Job</text:span></text:p>
            <text:p text:style-name="P9"><text:span text:style-name="T2"><text:tab/></text:span><text:span text:style-name="T3">jobid</text:span></text:p>
            <text:p text:style-name="P9"><text:span text:style-name="T2"><text:s text:c="2"/></text:span><text:span text:style-name="T2"><text:tab/></text:span><text:span text:style-name="T2">disposal date</text:span></text:p>
            <text:p text:style-name="P9"><text:span text:style-name="T2"><text:tab/></text:span><text:span text:style-name="T2">submission date</text:span></text:p>
            <text:p text:style-name="P9"><text:span text:style-name="T2"><text:tab/></text:span><text:span text:style-name="T2">user id</text:span></text:p>
            <text:p text:style-name="P9"><text:span text:style-name="T2"><text:tab/></text:span><text:span text:style-name="T2">is stdout requested</text:span></text:p>
            <text:p text:style-name="P9"><text:span text:style-name="T2"><text:tab/></text:span><text:span text:style-name="T2">is stderr requested</text:span></text:p>
            <text:p text:style-name="P9"><text:span text:style-name="T2"><text:tab/></text:span><text:span text:style-name="T2">stdout file local path</text:span></text:p>
            <text:p text:style-name="P9"><text:span text:style-name="T2"><text:tab/></text:span><text:span text:style-name="T2">stdin file local path</text:span></text:p>
            <text:p text:style-name="P9"><text:span text:style-name="T2"><text:tab/></text:span><text:span text:style-name="T2">name/description</text:span></text:p>
            <text:p text:style-name="P9"><text:span text:style-name="T2"><text:tab/></text:span></text:p>
            <text:p text:style-name="P9"><text:span text:style-name="T2">-Transfer</text:span></text:p>
            <text:p text:style-name="P9"><text:span text:style-name="T2"><text:tab/></text:span><text:span text:style-name="T3">local file path</text:span></text:p>
            <text:p text:style-name="P9"><text:span text:style-name="T2"><text:tab/></text:span><text:span text:style-name="T2">remote file path</text:span></text:p>
            <text:p text:style-name="P9"><text:span text:style-name="T2"><text:tab/></text:span><text:span text:style-name="T2">transfer date</text:span></text:p>
            <text:p text:style-name="P9"><text:span text:style-name="T2"><text:tab/></text:span><text:span text:style-name="T2">disposal date</text:span></text:p>
            <text:p text:style-name="P9"><text:span text:style-name="T2"><text:tab/></text:span><text:span text:style-name="T2">userId</text:span></text:p>
            <text:p text:style-name="P9"><text:span text:style-name="T2"/></text:p>
            <text:p text:style-name="P9"><text:span text:style-name="T2">-Input/Ouput junction table</text:span></text:p>
            <text:p text:style-name="P9"><text:span text:style-name="T2"><text:tab/></text:span><text:span text:style-name="T2">jobId </text:span></text:p>
            <text:p text:style-name="P9"><text:span text:style-name="T2"><text:tab/></text:span><text:span text:style-name="T2">local file path (transferid)</text:span></text:p>
            <text:p text:style-name="P9"><text:span text:style-name="T2"><text:tab/></text:span><text:span text:style-name="T2">input or output</text:span></text:p>
            <text:p text:style-name="P9"><text:span text:style-name="T2"><text:tab/></text:span></text:p>
            <text:p text:style-name="P9"><text:span text:style-name="T2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eb613d" draw:end-color="#ffffff" draw:start-intensity="100%" draw:end-intensity="100%" draw:angle="0" draw:border="0%"/>
    <draw:gradient draw:name="Gradient_20_11" draw:display-name="Gradient 11" draw:style="linear" draw:start-color="#eb613d" draw:end-color="#ffffff" draw:start-intensity="100%" draw:end-intensity="100%" draw:angle="0" draw:border="0%"/>
    <draw:gradient draw:name="Gradient_20_7" draw:display-name="Gradient 7" draw:style="linear" draw:start-color="#94bd5e" draw:end-color="#ffffff" draw:start-intensity="100%" draw:end-intensity="100%" draw:angle="0" draw:border="0%"/>
    <draw:gradient draw:name="Gradient_20_8" draw:display-name="Gradient 8" draw:style="linear" draw:start-color="#6b4794" draw:end-color="#ffffff" draw:start-intensity="100%" draw:end-intensity="100%" draw:angle="0" draw:border="0%"/>
    <draw:gradient draw:name="Gradient_20_9" draw:display-name="Gradient 9" draw:style="linear" draw:start-color="#eb613d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10-02-16T14:49:11</meta:creation-date>
    <dc:date>2010-04-02T17:27:28</dc:date>
    <meta:print-date>2010-02-17T16:32:07</meta:print-date>
    <dc:language>en-US</dc:language>
    <meta:editing-cycles>21</meta:editing-cycles>
    <meta:editing-duration>P2DT1H36M1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